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2.62cm" fo:min-width="2.44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2.62cm" fo:min-width="2.512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0.854cm" style:use-optimal-column-width="false"/>
    </style:style>
    <style:style style:name="co2" style:family="table-column">
      <style:table-column-properties style:column-width="0.876cm" style:use-optimal-column-width="false"/>
    </style:style>
    <style:style style:name="co3" style:family="table-column">
      <style:table-column-properties style:column-width="0.602cm" style:use-optimal-column-width="false"/>
    </style:style>
    <style:style style:name="co4" style:family="table-column">
      <style:table-column-properties style:column-width="0.608cm" style:use-optimal-column-width="false"/>
    </style:style>
    <style:style style:name="co5" style:family="table-column">
      <style:table-column-properties style:column-width="0.632cm" style:use-optimal-column-width="false"/>
    </style:style>
    <style:style style:name="co6" style:family="table-column">
      <style:table-column-properties style:column-width="0.645cm" style:use-optimal-column-width="false"/>
    </style:style>
    <style:style style:name="co7" style:family="table-column">
      <style:table-column-properties style:column-width="0.612cm" style:use-optimal-column-width="false"/>
    </style:style>
    <style:style style:name="co8" style:family="table-column">
      <style:table-column-properties style:column-width="0.6cm" style:use-optimal-column-width="false"/>
    </style:style>
    <style:style style:name="co9" style:family="table-column">
      <style:table-column-properties style:column-width="0.606cm" style:use-optimal-column-width="false"/>
    </style:style>
    <style:style style:name="co10" style:family="table-column">
      <style:table-column-properties style:column-width="0.673cm" style:use-optimal-column-width="false"/>
    </style:style>
    <style:style style:name="co11" style:family="table-column">
      <style:table-column-properties style:column-width="0.696cm" style:use-optimal-column-width="false"/>
    </style:style>
    <style:style style:name="co12" style:family="table-column">
      <style:table-column-properties style:column-width="0.604cm" style:use-optimal-column-width="false"/>
    </style:style>
    <style:style style:name="co13" style:family="table-column">
      <style:table-column-properties style:column-width="0.61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82cm"/>
    </style:style>
    <style:style style:name="ro3" style:family="table-row">
      <style:table-row-properties style:row-height="0.597cm"/>
    </style:style>
    <style:style style:name="ro4" style:family="table-row">
      <style:table-row-properties style:row-height="0.977cm"/>
    </style:style>
    <style:style style:name="ro5" style:family="table-row">
      <style:table-row-properties style:row-height="0.987cm"/>
    </style:style>
    <style:style style:name="ro6" style:family="table-row">
      <style:table-row-properties style:row-height="0.388cm"/>
    </style:style>
    <style:style style:name="ro7" style:family="table-row">
      <style:table-row-properties style:row-height="0.992cm"/>
    </style:style>
    <style:style style:name="ce1" style:family="table-cell">
      <style:graphic-properties style:repeat="repeat" draw:textarea-vertical-align="middle"/>
      <style:paragraph-properties fo:text-align="center" fo:border="0.28pt solid #111111"/>
      <style:text-properties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 fo:border="0.28pt solid #111111"/>
    </style:style>
    <style:style style:name="ce3" style:family="table-cell">
      <style:graphic-properties style:repeat="repeat" draw:textarea-vertical-align="middle"/>
      <style:paragraph-properties fo:text-align="center" fo:border="0.28pt solid #111111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normal" style:font-size-complex="18pt"/>
    </style:style>
    <style:style style:name="P3" style:family="paragraph">
      <style:text-properties fo:font-size="18pt" fo:font-weight="bold" style:font-size-asian="18pt" style:font-weight-asian="normal" style:font-size-complex="1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8pt" fo:font-weight="bold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4.2cm" svg:x="2.581cm" svg:y="3.201cm">
          <text:p text:style-name="P1"><text:span text:style-name="T1">S0</text:span></text:p>
          <text:p text:style-name="P1"><text:span text:style-name="T1">PC=0x00</text:span></text:p>
          <text:p text:style-name="P1"><text:span text:style-name="T1">PC_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cm" svg:height="0.962cm" svg:x="6.781cm" svg:y="4.339cm">
          <draw:text-box>
            <text:p><text:span text:style-name="T1">Start</text:span></text:p>
          </draw:text-box>
        </draw:frame>
        <draw:connector draw:style-name="gr3" draw:text-style-name="P2" draw:layer="layout" svg:x1="6.252cm" svg:y1="3.816cm" svg:x2="6.252cm" svg:y2="3.816cm" draw:start-shape="id1" draw:start-glue-point="11" draw:end-shape="id1" draw:end-glue-point="11" svg:d="M6252 3816z" svg:viewBox="0 0 1 1">
          <text:p/>
        </draw:connector>
        <draw:connector draw:style-name="gr4" draw:text-style-name="P2" draw:layer="layout" draw:line-skew="0cm 1.15cm" svg:x1="6.881cm" svg:y1="5.301cm" svg:x2="9.725cm" svg:y2="5.316cm" draw:start-shape="id1" draw:start-glue-point="10" draw:end-shape="id2" draw:end-glue-point="5" svg:d="M6881 5301h1101 1743v15" svg:viewBox="0 0 2845 16">
          <text:p/>
        </draw:connector>
        <draw:custom-shape draw:style-name="gr5" draw:text-style-name="P2" xml:id="id2" draw:id="id2" draw:layer="layout" svg:width="4.4cm" svg:height="4.2cm" svg:x="9.081cm" svg:y="4.701cm">
          <text:p text:style-name="P1"><text:span text:style-name="T1">Fetch</text:span></text:p>
          <text:p text:style-name="P1"><text:span text:style-name="T1">IR_en</text:span></text:p>
          <text:p text:style-name="P1"><text:span text:style-name="T1">LR_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1.15cm" svg:x1="12.837cm" svg:y1="5.316cm" svg:x2="18.837cm" svg:y2="12.316cm" draw:start-shape="id2" draw:start-glue-point="11" draw:end-shape="id3" draw:end-glue-point="11" svg:d="M12837 5316v-15h6000v7015" svg:viewBox="0 0 6001 7016">
          <text:p/>
        </draw:connector>
        <draw:custom-shape draw:style-name="gr5" draw:text-style-name="P2" xml:id="id3" draw:id="id3" draw:layer="layout" svg:width="4.4cm" svg:height="4.2cm" svg:x="15.081cm" svg:y="11.701cm">
          <text:p text:style-name="P1"><text:span text:style-name="T1">Decode</text:span></text:p>
          <text:p text:style-name="P1"><text:span text:style-name="T1">(Op Cod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4.4cm" svg:height="4.2cm" svg:x="15.081cm" svg:y="18.401cm">
          <text:p text:style-name="P1"><text:span text:style-name="T1">ALU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.281cm" svg:y1="15.901cm" svg:x2="17.281cm" svg:y2="18.401cm" draw:start-shape="id3" draw:start-glue-point="8" draw:end-shape="id4" draw:end-glue-point="4" svg:d="M17281 15901v2500" svg:viewBox="0 0 1 2501">
          <text:p/>
        </draw:connector>
        <draw:custom-shape draw:style-name="gr5" draw:text-style-name="P2" xml:id="id5" draw:id="id5" draw:layer="layout" svg:width="4.4cm" svg:height="4.2cm" svg:x="8.881cm" svg:y="18.401cm">
          <text:p text:style-name="P1"><text:span text:style-name="T1">Branch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5.725cm" svg:y1="15.286cm" svg:x2="12.637cm" svg:y2="19.016cm" draw:start-shape="id3" draw:start-glue-point="7" draw:end-shape="id5" draw:end-glue-point="11" svg:d="M15725 15286l-3088 3730" svg:viewBox="0 0 3089 3731">
          <text:p/>
        </draw:connector>
        <draw:custom-shape draw:style-name="gr5" draw:text-style-name="P2" xml:id="id6" draw:id="id6" draw:layer="layout" svg:width="4.4cm" svg:height="4.2cm" svg:x="2.581cm" svg:y="18.401cm">
          <text:p text:style-name="P1"><text:span text:style-name="T1">LD/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5.081cm" svg:y1="13.801cm" svg:x2="6.981cm" svg:y2="20.501cm" draw:start-shape="id3" draw:start-glue-point="6" draw:end-shape="id6" svg:d="M15081 13801l-8100 6700" svg:viewBox="0 0 8101 6701">
          <text:p/>
        </draw:connector>
        <draw:frame draw:style-name="standard" draw:layer="layout" svg:width="5.999cm" svg:height="1.873cm" svg:x="12.63cm" svg:y="2.3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4">
                <text:p text:style-name="P4">Op</text:p>
              </table:table-cell>
              <table:covered-table-cell/>
              <table:covered-table-cell/>
              <table:covered-table-cell/>
              <table:table-cell table:style-name="ce3">
                <text:p text:style-name="P5">E1</text:p>
              </table:table-cell>
              <table:table-cell table:style-name="ce3">
                <text:p text:style-name="P5">E2</text:p>
              </table:table-cell>
              <table:table-cell table:style-name="ce3">
                <text:p text:style-name="P5">E3</text:p>
              </table:table-cell>
            </table:table-row>
            <table:table-row table:style-name="ro1" table:default-cell-style-name="ce3">
              <table:table-cell>
                <text:p text:style-name="P4">E4</text:p>
              </table:table-cell>
              <table:table-cell>
                <text:p text:style-name="P4">S1</text:p>
              </table:table-cell>
              <table:table-cell>
                <text:p text:style-name="P4">S2</text:p>
              </table:table-cell>
              <table:table-cell>
                <text:p text:style-name="P4">E5</text:p>
              </table:table-cell>
              <table:table-cell>
                <text:p text:style-name="P4">S3</text:p>
              </table:table-cell>
              <table:table-cell>
                <text:p text:style-name="P4">E6</text:p>
              </table:table-cell>
              <table:table-cell>
                <text:p text:style-name="P4">S4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2" xml:id="id7" draw:id="id7" draw:layer="layout" svg:width="4.4cm" svg:height="4.2cm" svg:x="2.581cm" svg:y="11.701cm">
          <text:p text:style-name="P1"><text:span text:style-name="T1">W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5.725cm" svg:y1="12.316cm" svg:x2="12.837cm" svg:y2="8.286cm" draw:start-shape="id3" draw:start-glue-point="5" draw:end-shape="id2" draw:end-glue-point="9" svg:d="M15725 12316l-2888-4030" svg:viewBox="0 0 2889 4031">
          <text:p/>
        </draw:connector>
        <draw:connector draw:style-name="gr6" draw:text-style-name="P1" draw:layer="layout" draw:type="line" svg:x1="11.081cm" svg:y1="18.401cm" svg:x2="11.281cm" svg:y2="8.901cm" draw:start-shape="id5" draw:start-glue-point="4" draw:end-shape="id2" svg:d="M11081 18401l200-9500" svg:viewBox="0 0 201 9501">
          <text:p/>
        </draw:connector>
        <draw:connector draw:style-name="gr6" draw:text-style-name="P1" draw:layer="layout" draw:type="line" svg:x1="6.337cm" svg:y1="19.016cm" svg:x2="9.725cm" svg:y2="8.286cm" draw:start-shape="id6" draw:start-glue-point="11" draw:end-shape="id2" draw:end-glue-point="7" svg:d="M6337 19016l3388-10730" svg:viewBox="0 0 3389 10731">
          <text:p/>
        </draw:connector>
        <draw:connector draw:style-name="gr6" draw:text-style-name="P1" draw:layer="layout" draw:type="line" svg:x1="4.781cm" svg:y1="18.401cm" svg:x2="4.781cm" svg:y2="15.901cm" draw:start-shape="id6" draw:start-glue-point="4" draw:end-shape="id7" draw:end-glue-point="8" svg:d="M4781 18401v-2500" svg:viewBox="0 0 1 2501">
          <text:p/>
        </draw:connector>
        <draw:connector draw:style-name="gr6" draw:text-style-name="P1" draw:layer="layout" draw:type="line" svg:x1="15.725cm" svg:y1="19.016cm" svg:x2="6.981cm" svg:y2="13.801cm" draw:start-shape="id4" draw:start-glue-point="5" draw:end-shape="id7" svg:d="M15725 19016l-8744-5215" svg:viewBox="0 0 8745 5216">
          <text:p/>
        </draw:connector>
        <draw:connector draw:style-name="gr6" draw:text-style-name="P1" draw:layer="layout" draw:type="line" svg:x1="6.337cm" svg:y1="12.316cm" svg:x2="9.081cm" svg:y2="6.801cm" draw:start-shape="id7" draw:start-glue-point="11" draw:end-shape="id2" svg:d="M6337 12316l2744-5515" svg:viewBox="0 0 2745 5516">
          <text:p/>
        </draw:connector>
        <draw:frame draw:style-name="standard" draw:layer="layout" svg:width="4.219cm" svg:height="1.963cm" svg:x="9.093cm" svg:y="23.0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 table:style-name="ce1" table:number-columns-spanned="4">
                <text:p text:style-name="P4">1001</text:p>
              </table:table-cell>
              <table:covered-table-cell/>
              <table:covered-table-cell/>
              <table:covered-table-cell/>
              <table:table-cell table:style-name="ce3"/>
              <table:table-cell table:style-name="ce3"/>
              <table:table-cell table:style-name="ce3"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436cm" svg:height="1.953cm" svg:x="2.681cm" svg:y="23.19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2">
              <table:table-cell table:style-name="ce1" table:number-columns-spanned="4">
                <text:p text:style-name="P4">0001,0010,0011</text:p>
              </table:table-cell>
              <table:covered-table-cell/>
              <table:covered-table-cell/>
              <table:covered-table-cell/>
              <table:table-cell table:style-name="ce3"/>
              <table:table-cell table:style-name="ce3"/>
              <table:table-cell table:style-name="ce3"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009cm" svg:height="1.953cm" svg:x="3.263cm" svg:y="19.8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2">
              <table:table-cell table:style-name="ce1"/>
              <table:table-cell/>
              <table:table-cell/>
              <table:table-cell/>
              <table:table-cell table:style-name="ce3"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009cm" svg:height="1.953cm" svg:x="3.364cm" svg:y="13.21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2">
              <table:table-cell table:style-name="ce1"/>
              <table:table-cell/>
              <table:table-cell/>
              <table:table-cell/>
              <table:table-cell table:style-name="ce3"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029cm" svg:height="1.973cm" svg:x="9.532cm" svg:y="19.90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row table:style-name="ro5" table:default-cell-style-name="ce2">
              <table:table-cell table:style-name="ce1"/>
              <table:table-cell/>
              <table:table-cell/>
              <table:table-cell/>
              <table:table-cell table:style-name="ce3"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029cm" svg:height="1.958cm" svg:x="15.818cm" svg:y="19.86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2">
              <table:table-cell table:style-name="ce1"/>
              <table:table-cell/>
              <table:table-cell/>
              <table:table-cell/>
              <table:table-cell table:style-name="ce3"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733cm" svg:height="1.983cm" svg:x="15.147cm" svg:y="22.97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7" table:default-cell-style-name="ce2">
              <table:table-cell table:style-name="ce1" table:number-columns-spanned="4">
                <text:p text:style-name="P4">0100,0101,0111,1000,1011,1100</text:p>
              </table:table-cell>
              <table:covered-table-cell/>
              <table:covered-table-cell/>
              <table:covered-table-cell/>
              <table:table-cell table:style-name="ce3"/>
              <table:table-cell table:style-name="ce3"/>
              <table:table-cell table:style-name="ce3"/>
            </table:table-row>
            <table:table-row table:style-name="ro7" table:default-cell-style-name="ce2"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239cm" svg:height="1.983cm" svg:x="13.68cm" svg:y="7.085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7" table:default-cell-style-name="ce2">
              <table:table-cell table:style-name="ce1" table:number-columns-spanned="4">
                <text:p text:style-name="P4">1110</text:p>
              </table:table-cell>
              <table:covered-table-cell/>
              <table:covered-table-cell/>
              <table:covered-table-cell/>
              <table:table-cell table:style-name="ce3"/>
              <table:table-cell table:style-name="ce3"/>
              <table:table-cell table:style-name="ce3"/>
            </table:table-row>
            <table:table-row table:style-name="ro7" table:default-cell-style-name="ce2"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</table:table-row>
          </table:table>
          <draw:image xlink:href="Pictures/TablePreview9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23:15:36.789000000</meta:creation-date>
    <dc:date>2015-02-28T23:15:51.048000000</dc:date>
    <meta:editing-duration>PT14S</meta:editing-duration>
    <meta:editing-cycles>1</meta:editing-cycles>
    <meta:document-statistic meta:object-count="29"/>
    <meta:generator>LibreOffice/4.3.5.2$Windows_x86 LibreOffice_project/3a87456aaa6a95c63eea1c1b3201acedf0751bd5</meta:generator>
  </office:meta>
</office:document-meta>
</file>